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0dac33"/>
    </style:style>
    <style:style style:name="T1" style:family="text">
      <style:text-properties officeooo:rsid="000dac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Read phonetic alphabet letters &amp; digits]<text:line-break/>A B C D E F G H I J K L M N O P Q R S T U V W X Y Z<text:line-break/>0 1 2 3 4 5 6 7 8 9<text:line-break/>point<text:line-break/>thousand<text:line-break/>hundred<text:line-break/>ten eleven twelve thirteen fourteen fifteen<text:line-break/><text:line-break/>Rocket Treehouse Uniform Victor Alpha Lima,<text:line-break/>cleared to Luna Spaceport as filed,<text:line-break/>climb and maintain one five thousand<text:line-break/>expect flight level six zero zero three minutes after departure<text:line-break/>departure frequency is one one niner point two<text:line-break/>squawk one two three four.<text:line-break/><text:line-break/>Cleared for takeoff from pad one.<text:line-break/>Cleared to land, pad one.<text:line-break/>Go around.<text:line-break/></text:p>
      <text:p text:style-name="P1"><text:span text:style-name="T1">contact ground</text:span></text:p>
      <text:p text:style-name="P1"><text:span text:style-name="T1">contact clearance delivery</text:span></text:p>
      <text:p text:style-name="P1"><text:span text:style-name="T1">contact tower</text:span></text:p>
      <text:p text:style-name="P1"><text:span text:style-name="T1">contact approach</text:span></text:p>
      <text:p text:style-name="P1"><text:span text:style-name="T1">contact departure</text:span></text:p>
      <text:p text:style-name="P1"><text:span text:style-name="T1">contact center</text:span></text:p>
      <text:p text:style-name="P1"><text:line-break/>change to my frequency 119.2<text:line-break/><text:line-break/>intersection<text:line-break/>arrival<text:line-break/>cleared for the<text:line-break/>approach<text:line-break/><text:line-break/>prepare for countdown<text:line-break/>commence<text:line-break/>abort<text:line-break/>(read authoritatively :v) 9 8 7 6 5 4 3 2 1 0<text:line-break/>liftoff<text:line-break/><text:line-break/>initaite docking procedure<text:line-break/>left of course and correcting<text:line-break/>right of course and diverging<text:line-break/>increase pitch attitude<text:line-break/>docking comple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nh </meta:initial-creator>
    <meta:creation-date>2010-12-01T23:24:55</meta:creation-date>
    <meta:document-statistic meta:table-count="0" meta:image-count="0" meta:object-count="0" meta:page-count="1" meta:paragraph-count="8" meta:word-count="166" meta:character-count="906"/>
    <dc:date>2010-12-01T23:25:55</dc:date>
    <dc:creator>jonh </dc:creator>
    <meta:editing-duration>PT00H01M02S</meta:editing-duration>
    <meta:editing-cycles>1</meta:editing-cycles>
    <meta:generator>OpenOffice.org/3.2$Linux OpenOffice.org_project/320m19$Build-9505</meta:generator>
  </office:meta>
</office:document-meta>
</file>